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AllAction.run( IProgressMonitor monito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solveAllAction.ResolveAll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lveAllAction.run( IAction ac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esolveAllAction.init( IWorkbenchWindow 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lveAllAction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lveAllAction.selectionChanged( IAction action , ISelection se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